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99cm" table:align="margins"/>
    </style:style>
    <style:style style:name="Table1.A" style:family="table-column">
      <style:table-column-properties style:column-width="17.999cm" style:rel-column-width="65535*"/>
    </style:style>
    <style:style style:name="Table1.1" style:family="table-row">
      <style:table-row-properties style:min-row-height="3.022cm"/>
    </style:style>
    <style:style style:name="Table1.A1" style:family="table-cell">
      <style:table-cell-properties fo:padding="0.097cm" fo:border-left="none" fo:border-right="none" fo:border-top="0.75pt solid #000000" fo:border-bottom="0.5pt solid #000000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5pt solid #000000"/>
    </style:style>
    <style:style style:name="Table1.A4" style:family="table-cell" style:data-style-name="N10004">
      <style:table-cell-properties fo:padding="0.097cm" fo:border="none"/>
    </style:style>
    <style:style style:name="Table1.24" style:family="table-row">
      <style:table-row-properties style:min-row-height="0.663cm"/>
    </style:style>
    <style:style style:name="Table1.38" style:family="table-row">
      <style:table-row-properties style:min-row-height="0.654cm"/>
    </style:style>
    <style:style style:name="Table1.A52" style:family="table-cell">
      <style:table-cell-properties fo:padding="0.097cm" fo:border-left="none" fo:border-right="none" fo:border-top="none" fo:border-bottom="0.75pt solid #000000"/>
    </style:style>
    <style:style style:name="Table2" style:family="table">
      <style:table-properties style:width="17.992cm" fo:margin-left="-0.086cm" table:align="left"/>
    </style:style>
    <style:style style:name="Table2.A" style:family="table-column">
      <style:table-column-properties style:column-width="4.609cm"/>
    </style:style>
    <style:style style:name="Table2.B" style:family="table-column">
      <style:table-column-properties style:column-width="3.814cm"/>
    </style:style>
    <style:style style:name="Table2.C" style:family="table-column">
      <style:table-column-properties style:column-width="9.569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7.805cm" table:align="margins"/>
    </style:style>
    <style:style style:name="Table3.A" style:family="table-column">
      <style:table-column-properties style:column-width="12.7cm" style:rel-column-width="46745*"/>
    </style:style>
    <style:style style:name="Table3.B" style:family="table-column">
      <style:table-column-properties style:column-width="5.105cm" style:rel-column-width="18790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992cm" fo:margin-left="-0.086cm" table:align="left"/>
    </style:style>
    <style:style style:name="Table2.A" style:family="table-column">
      <style:table-column-properties style:column-width="4.609cm"/>
    </style:style>
    <style:style style:name="Table2.B" style:family="table-column">
      <style:table-column-properties style:column-width="3.814cm"/>
    </style:style>
    <style:style style:name="Table2.C" style:family="table-column">
      <style:table-column-properties style:column-width="9.569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7.805cm" table:align="margins"/>
    </style:style>
    <style:style style:name="Table3.A" style:family="table-column">
      <style:table-column-properties style:column-width="12.7cm" style:rel-column-width="46745*"/>
    </style:style>
    <style:style style:name="Table3.B" style:family="table-column">
      <style:table-column-properties style:column-width="5.105cm" style:rel-column-width="18790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0pt" officeooo:rsid="002c8516" officeooo:paragraph-rsid="002c8516" style:font-size-asian="10pt" style:font-size-complex="10pt"/>
    </style:style>
    <style:style style:name="P2" style:family="paragraph" style:parent-style-name="Standard">
      <style:text-properties style:font-name="Times New Roman" fo:font-size="10pt" officeooo:paragraph-rsid="006d4918" style:font-size-asian="10pt" style:font-size-complex="10pt"/>
    </style:style>
    <style:style style:name="P3" style:family="paragraph" style:parent-style-name="Table_20_Contents">
      <loext:graphic-properties draw:fill="none"/>
      <style:paragraph-properties fo:margin-left="0.801cm" fo:margin-right="0cm" fo:text-align="justify" style:justify-single-word="false" fo:text-indent="0cm" style:auto-text-indent="false" fo:background-color="transparent" text:number-lines="false" text:line-number="0"/>
      <style:text-properties style:font-name="Times New Roman" fo:font-size="10pt" officeooo:paragraph-rsid="00b1279e" style:font-size-asian="10pt" style:font-size-complex="10pt"/>
    </style:style>
    <style:style style:name="P4" style:family="paragraph" style:parent-style-name="Standard">
      <style:text-properties style:font-name="Times New Roman" fo:font-size="10pt" fo:font-weight="normal" officeooo:rsid="0002621a" officeooo:paragraph-rsid="0020682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02621a" officeooo:paragraph-rsid="00682b8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02621a" officeooo:paragraph-rsid="0098d9e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02621a" officeooo:paragraph-rsid="00a661e9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fo:font-weight="normal" officeooo:rsid="0002621a" officeooo:paragraph-rsid="0061979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787b4f" officeooo:paragraph-rsid="0078cdb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787b4f" officeooo:paragraph-rsid="00a7c93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630c38" officeooo:paragraph-rsid="00797f4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630c38" officeooo:paragraph-rsid="00630c3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630c38" officeooo:paragraph-rsid="00682b8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797f48" officeooo:paragraph-rsid="00797f4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63634a" officeooo:paragraph-rsid="0063634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541572" officeooo:paragraph-rsid="006a88a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0682d" officeooo:paragraph-rsid="0020682d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0682d" officeooo:paragraph-rsid="00b1279e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3.649cm" fo:margin-right="0cm" fo:text-indent="0cm" style:auto-text-indent="false" fo:background-color="transparent"/>
      <style:text-properties style:font-name="Times New Roman" fo:font-size="10pt" fo:font-weight="normal" officeooo:rsid="008eb086" officeooo:paragraph-rsid="008eb0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02621a" officeooo:paragraph-rsid="0020682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21adb4" officeooo:paragraph-rsid="0021adb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Times New Roman" fo:font-size="10pt" fo:font-weight="bold" officeooo:rsid="0002621a" officeooo:paragraph-rsid="007f8cb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Times New Roman" fo:font-size="10pt" fo:font-weight="bold" officeooo:rsid="0002621a" officeooo:paragraph-rsid="00619795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Times New Roman" fo:font-size="10pt" fo:font-weight="bold" officeooo:rsid="0002621a" officeooo:paragraph-rsid="00a9e03b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fo:font-weight="bold" officeooo:rsid="008bf988" officeooo:paragraph-rsid="008bf988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fo:font-weight="bold" officeooo:paragraph-rsid="006d4918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fo:font-weight="bold" officeooo:rsid="007e057c" officeooo:paragraph-rsid="007e057c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fo:font-weight="bold" officeooo:rsid="006e52fa" officeooo:paragraph-rsid="0071ae14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Times New Roman" fo:font-size="10pt" fo:font-weight="bold" officeooo:rsid="006e52fa" officeooo:paragraph-rsid="00704bf1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Times New Roman" fo:font-size="10pt" fo:font-weight="bold" officeooo:paragraph-rsid="006e52fa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Times New Roman" fo:font-size="10pt" fo:font-weight="bold" officeooo:paragraph-rsid="0071ae1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630c38" officeooo:paragraph-rsid="00630c38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20682d" officeooo:paragraph-rsid="0020682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20682d" officeooo:paragraph-rsid="006022ae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pt" style:text-underline-style="none" fo:font-weight="bold" officeooo:rsid="005fa447" officeooo:paragraph-rsid="005fa44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officeooo:rsid="005fa447" officeooo:paragraph-rsid="005fa44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pt" style:text-underline-style="none" fo:font-weight="normal" officeooo:rsid="0021b041" officeooo:paragraph-rsid="0021b041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0pt" style:text-underline-style="none" fo:font-weight="normal" officeooo:rsid="00630c38" officeooo:paragraph-rsid="006a88a7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Times New Roman" fo:font-size="10pt" style:text-underline-style="none" fo:font-weight="normal" officeooo:rsid="00630c38" officeooo:paragraph-rsid="00630c38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Times New Roman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1d82c" officeooo:paragraph-rsid="001f323c" style:font-size-asian="15pt" style:font-weight-asian="bold" style:font-size-complex="15pt" style:font-weight-complex="bold"/>
    </style:style>
    <style:style style:name="P43" style:family="paragraph" style:parent-style-name="Standard">
      <style:text-properties style:font-name="Times New Roman" fo:font-size="10.5pt" fo:font-weight="normal" officeooo:rsid="001f323c" officeooo:paragraph-rsid="001f323c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text-align="end" style:justify-single-word="false"/>
      <style:text-properties style:font-name="Times New Roman" fo:font-size="10.5pt" fo:font-weight="normal" officeooo:rsid="001f323c" officeooo:paragraph-rsid="001f323c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text-align="end" style:justify-single-word="false"/>
      <style:text-properties style:font-name="Times New Roman" fo:font-size="10.5pt" fo:font-weight="normal" officeooo:rsid="0001d82c" officeooo:paragraph-rsid="005ecbaa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text-align="end" style:justify-single-word="false"/>
      <style:text-properties style:font-name="Times New Roman" fo:font-size="10.5pt" fo:font-weight="normal" officeooo:rsid="0001d82c" officeooo:paragraph-rsid="0026797c" style:font-size-asian="10.5pt" style:font-weight-asian="normal" style:font-size-complex="10.5pt" style:font-weight-complex="normal"/>
    </style:style>
    <style:style style:name="P47" style:family="paragraph" style:parent-style-name="Standard">
      <style:text-properties style:font-name="Times New Roman" fo:font-size="11pt" style:text-underline-style="none" fo:font-weight="bold" officeooo:rsid="005fa447" officeooo:paragraph-rsid="005fa447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bold" officeooo:rsid="005fa447" officeooo:paragraph-rsid="005fa447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Times New Roman" fo:font-size="11pt" style:text-underline-style="none" fo:font-weight="bold" officeooo:rsid="006d4918" officeooo:paragraph-rsid="006d4918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Times New Roman" fo:font-size="11pt" style:text-underline-style="none" fo:font-weight="bold" officeooo:rsid="0021b041" officeooo:paragraph-rsid="0021b041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bold" officeooo:rsid="00b1279e" officeooo:paragraph-rsid="00b1279e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Times New Roman" fo:font-size="11pt" fo:font-weight="bold" officeooo:rsid="005fa447" officeooo:paragraph-rsid="005fa447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paragraph-rsid="00619795"/>
    </style:style>
    <style:style style:name="P54" style:family="paragraph" style:parent-style-name="Standard">
      <style:paragraph-properties fo:text-align="justify" style:justify-single-word="false"/>
      <style:text-properties officeooo:paragraph-rsid="005fa447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7ac031"/>
    </style:style>
    <style:style style:name="P56" style:family="paragraph" style:parent-style-name="Standard">
      <style:paragraph-properties fo:text-align="justify" style:justify-single-word="false"/>
      <style:text-properties officeooo:paragraph-rsid="00a7fe91"/>
    </style:style>
    <style:style style:name="P57" style:family="paragraph" style:parent-style-name="Standard">
      <style:paragraph-properties fo:text-align="start" style:justify-single-word="false"/>
      <style:text-properties officeooo:paragraph-rsid="0026797c"/>
    </style:style>
    <style:style style:name="P58" style:family="paragraph" style:parent-style-name="Standard">
      <style:paragraph-properties fo:text-align="start" style:justify-single-word="false"/>
      <style:text-properties officeooo:paragraph-rsid="0052e667"/>
    </style:style>
    <style:style style:name="P59" style:family="paragraph" style:parent-style-name="Standard">
      <style:paragraph-properties fo:text-align="end" style:justify-single-word="false"/>
      <style:text-properties officeooo:paragraph-rsid="0052e667"/>
    </style:style>
    <style:style style:name="P60" style:family="paragraph" style:parent-style-name="Standard">
      <style:text-properties officeooo:paragraph-rsid="0081ae84"/>
    </style:style>
    <style:style style:name="P61" style:family="paragraph" style:parent-style-name="Standard">
      <style:paragraph-properties fo:text-align="justify" style:justify-single-word="false"/>
      <style:text-properties fo:font-size="10pt" style:text-underline-style="none" officeooo:paragraph-rsid="00630c38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fo:font-size="10pt" officeooo:paragraph-rsid="0021b041" style:font-size-asian="10pt" style:font-size-complex="10pt"/>
    </style:style>
    <style:style style:name="P63" style:family="paragraph" style:parent-style-name="Standard">
      <style:text-properties officeooo:paragraph-rsid="007f8cb6"/>
    </style:style>
    <style:style style:name="P64" style:family="paragraph" style:parent-style-name="Standard">
      <style:text-properties officeooo:paragraph-rsid="0092df3c"/>
    </style:style>
    <style:style style:name="P65" style:family="paragraph" style:parent-style-name="Standard">
      <style:text-properties officeooo:paragraph-rsid="00a24173"/>
    </style:style>
    <style:style style:name="P66" style:family="paragraph" style:parent-style-name="Table_20_Contents">
      <style:text-properties officeooo:paragraph-rsid="00531163"/>
    </style:style>
    <style:style style:name="P67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normal" officeooo:rsid="00a17dd0" officeooo:paragraph-rsid="00a187fc" style:font-size-asian="10pt" style:font-weight-asian="normal" style:font-size-complex="10pt" style:font-weight-complex="normal"/>
    </style:style>
    <style:style style:name="P68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normal" officeooo:rsid="00a661e9" officeooo:paragraph-rsid="00a661e9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normal" officeooo:rsid="006b7b6b" officeooo:paragraph-rsid="006cff6c" style:font-size-asian="10pt" style:font-weight-asian="normal" style:font-size-complex="10pt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officeooo:paragraph-rsid="006cff6c"/>
    </style:style>
    <style:style style:name="T1" style:family="text">
      <style:text-properties officeooo:rsid="001f323c"/>
    </style:style>
    <style:style style:name="T2" style:family="text">
      <style:text-properties fo:font-size="10.5pt" officeooo:rsid="0038c338" style:font-size-asian="10.5pt" style:font-size-complex="10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022ae" style:font-weight-asian="normal" style:font-weight-complex="normal"/>
    </style:style>
    <style:style style:name="T5" style:family="text">
      <style:text-properties fo:font-weight="normal" officeooo:rsid="006a88a7" style:font-weight-asian="normal" style:font-weight-complex="normal"/>
    </style:style>
    <style:style style:name="T6" style:family="text">
      <style:text-properties fo:font-weight="normal" officeooo:rsid="006e52fa" style:font-weight-asian="normal" style:font-weight-complex="normal"/>
    </style:style>
    <style:style style:name="T7" style:family="text">
      <style:text-properties fo:font-weight="normal" officeooo:rsid="007e057c" style:font-weight-asian="normal" style:font-weight-complex="normal"/>
    </style:style>
    <style:style style:name="T8" style:family="text">
      <style:text-properties fo:font-weight="normal" officeooo:rsid="007f4604" style:font-weight-asian="normal" style:font-weight-complex="normal"/>
    </style:style>
    <style:style style:name="T9" style:family="text">
      <style:text-properties fo:font-weight="normal" officeooo:rsid="008eb086" style:font-weight-asian="normal" style:font-weight-complex="normal"/>
    </style:style>
    <style:style style:name="T10" style:family="text">
      <style:text-properties fo:font-weight="normal" officeooo:rsid="0095c684" style:font-weight-asian="normal" style:font-weight-complex="normal"/>
    </style:style>
    <style:style style:name="T11" style:family="text">
      <style:text-properties fo:font-weight="normal" officeooo:rsid="00a661e9" style:font-weight-asian="normal" style:font-weight-complex="normal"/>
    </style:style>
    <style:style style:name="T12" style:family="text">
      <style:text-properties fo:font-weight="normal" officeooo:rsid="00a9e03b" style:font-weight-asian="normal" style:font-weight-complex="normal"/>
    </style:style>
    <style:style style:name="T13" style:family="text">
      <style:text-properties fo:font-weight="normal" officeooo:rsid="00aaa4d3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022ae" style:font-weight-asian="bold" style:font-weight-complex="bold"/>
    </style:style>
    <style:style style:name="T16" style:family="text">
      <style:text-properties fo:font-weight="bold" officeooo:rsid="00704bf1" style:font-weight-asian="bold" style:font-weight-complex="bold"/>
    </style:style>
    <style:style style:name="T17" style:family="text">
      <style:text-properties officeooo:rsid="0038c338"/>
    </style:style>
    <style:style style:name="T18" style:family="text">
      <style:text-properties style:font-name="Times New Roman" fo:font-size="10pt" fo:font-weight="normal" officeooo:rsid="006b7b6b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10pt" fo:font-weight="normal" officeooo:rsid="006022ae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normal" officeooo:rsid="008bf988" style:font-size-asian="10pt" style:font-weight-asian="normal" style:font-size-complex="10pt" style:font-weight-complex="normal"/>
    </style:style>
    <style:style style:name="T21" style:family="text">
      <style:text-properties style:font-name="Times New Roman" fo:font-size="10pt" fo:font-weight="normal" officeooo:rsid="00531163" style:font-size-asian="10pt" style:font-weight-asian="normal" style:font-size-complex="10pt" style:font-weight-complex="normal"/>
    </style:style>
    <style:style style:name="T22" style:family="text">
      <style:text-properties style:font-name="Times New Roman" fo:font-size="10pt" fo:font-weight="normal" officeooo:rsid="0081ae84" style:font-size-asian="10pt" style:font-weight-asian="normal" style:font-size-complex="10pt" style:font-weight-complex="normal"/>
    </style:style>
    <style:style style:name="T23" style:family="text">
      <style:text-properties style:font-name="Times New Roman" fo:font-size="10pt" fo:font-weight="normal" officeooo:rsid="0095c684" style:font-size-asian="10pt" style:font-weight-asian="normal" style:font-size-complex="10pt" style:font-weight-complex="normal"/>
    </style:style>
    <style:style style:name="T24" style:family="text">
      <style:text-properties style:font-name="Times New Roman" fo:font-size="10pt" fo:font-weight="normal" officeooo:rsid="00979bf4" style:font-size-asian="10pt" style:font-weight-asian="normal" style:font-size-complex="10pt" style:font-weight-complex="normal"/>
    </style:style>
    <style:style style:name="T25" style:family="text">
      <style:text-properties style:font-name="Times New Roman" fo:font-size="10pt" fo:font-weight="normal" officeooo:rsid="0098d9e7" style:font-size-asian="10pt" style:font-weight-asian="normal" style:font-size-complex="10pt" style:font-weight-complex="normal"/>
    </style:style>
    <style:style style:name="T26" style:family="text">
      <style:text-properties style:font-name="Times New Roman" fo:font-size="10pt" fo:font-weight="normal" officeooo:rsid="0092df3c" style:font-size-asian="10pt" style:font-weight-asian="normal" style:font-size-complex="10pt" style:font-weight-complex="normal"/>
    </style:style>
    <style:style style:name="T27" style:family="text">
      <style:text-properties style:font-name="Times New Roman" fo:font-size="10pt" fo:font-weight="normal" officeooo:rsid="009cdc17" style:font-size-asian="10pt" style:font-weight-asian="normal" style:font-size-complex="10pt" style:font-weight-complex="normal"/>
    </style:style>
    <style:style style:name="T28" style:family="text">
      <style:text-properties style:font-name="Times New Roman" fo:font-size="10pt" fo:font-weight="normal" officeooo:rsid="00a172f6" style:font-size-asian="10pt" style:font-weight-asian="normal" style:font-size-complex="10pt" style:font-weight-complex="normal"/>
    </style:style>
    <style:style style:name="T29" style:family="text">
      <style:text-properties style:font-name="Times New Roman" fo:font-size="10pt" fo:font-weight="normal" officeooo:rsid="00a24173" style:font-size-asian="10pt" style:font-weight-asian="normal" style:font-size-complex="10pt" style:font-weight-complex="normal"/>
    </style:style>
    <style:style style:name="T30" style:family="text">
      <style:text-properties style:font-name="Times New Roman" fo:font-size="10pt" fo:font-weight="normal" officeooo:rsid="00a661e9" style:font-size-asian="10pt" style:font-weight-asian="normal" style:font-size-complex="10pt" style:font-weight-complex="normal"/>
    </style:style>
    <style:style style:name="T31" style:family="text">
      <style:text-properties style:font-name="Times New Roman" fo:font-size="10pt" fo:font-weight="normal" officeooo:rsid="00a7c935" style:font-size-asian="10pt" style:font-weight-asian="normal" style:font-size-complex="10pt" style:font-weight-complex="normal"/>
    </style:style>
    <style:style style:name="T32" style:family="text">
      <style:text-properties style:font-name="Times New Roman" fo:font-size="10pt" fo:font-weight="normal" officeooo:rsid="00aaa4d3" style:font-size-asian="10pt" style:font-weight-asian="normal" style:font-size-complex="10pt" style:font-weight-complex="normal"/>
    </style:style>
    <style:style style:name="T33" style:family="text">
      <style:text-properties style:font-name="Times New Roman" fo:font-size="10pt" style:text-underline-style="none" fo:font-weight="bold" officeooo:rsid="007ac031" style:font-size-asian="10pt" style:font-weight-asian="bold" style:font-size-complex="10pt" style:font-weight-complex="bold"/>
    </style:style>
    <style:style style:name="T34" style:family="text">
      <style:text-properties style:font-name="Times New Roman" fo:font-size="10pt" style:text-underline-style="none" fo:font-weight="bold" officeooo:rsid="00619795" style:font-size-asian="10pt" style:font-weight-asian="bold" style:font-size-complex="10pt" style:font-weight-complex="bold"/>
    </style:style>
    <style:style style:name="T35" style:family="text">
      <style:text-properties style:font-name="Times New Roman" fo:font-size="10pt" style:text-underline-style="none" fo:font-weight="bold" officeooo:rsid="005fa447" style:font-size-asian="10pt" style:font-weight-asian="bold" style:font-size-complex="10pt" style:font-weight-complex="bold"/>
    </style:style>
    <style:style style:name="T36" style:family="text">
      <style:text-properties style:font-name="Times New Roman" fo:font-size="10pt" style:text-underline-style="none" fo:font-weight="normal" officeooo:rsid="00619795" style:font-size-asian="10pt" style:font-weight-asian="normal" style:font-size-complex="10pt" style:font-weight-complex="normal"/>
    </style:style>
    <style:style style:name="T37" style:family="text">
      <style:text-properties style:font-name="Times New Roman" fo:font-size="10pt" style:text-underline-style="none" fo:font-weight="normal" officeooo:rsid="00630c38" style:font-size-asian="10pt" style:font-weight-asian="normal" style:font-size-complex="10pt" style:font-weight-complex="normal"/>
    </style:style>
    <style:style style:name="T38" style:family="text">
      <style:text-properties style:font-name="Times New Roman" fo:font-size="10pt" style:text-underline-style="none" fo:font-weight="normal" officeooo:rsid="007ac031" style:font-size-asian="10pt" style:font-weight-asian="normal" style:font-size-complex="10pt" style:font-weight-complex="normal"/>
    </style:style>
    <style:style style:name="T39" style:family="text">
      <style:text-properties style:font-name="Times New Roman" fo:font-size="10pt" style:text-underline-style="none" fo:font-weight="normal" officeooo:rsid="006a88a7" style:font-size-asian="10pt" style:font-weight-asian="normal" style:font-size-complex="10pt" style:font-weight-complex="normal"/>
    </style:style>
    <style:style style:name="T40" style:family="text">
      <style:text-properties style:font-name="Times New Roman" fo:font-size="10pt" style:text-underline-style="none" fo:font-weight="normal" officeooo:rsid="00979bf4" style:font-size-asian="10pt" style:font-weight-asian="normal" style:font-size-complex="10pt" style:font-weight-complex="normal"/>
    </style:style>
    <style:style style:name="T41" style:family="text">
      <style:text-properties style:font-name="Times New Roman" fo:font-size="10pt" fo:font-weight="bold" officeooo:rsid="00531163" style:font-size-asian="10pt" style:font-weight-asian="bold" style:font-size-complex="10pt" style:font-weight-complex="bold"/>
    </style:style>
    <style:style style:name="T42" style:family="text">
      <style:text-properties style:font-name="Times New Roman" fo:font-size="10pt" fo:font-weight="bold" officeooo:rsid="00619795" style:font-size-asian="10pt" style:font-weight-asian="bold" style:font-size-complex="10pt" style:font-weight-complex="bold"/>
    </style:style>
    <style:style style:name="T43" style:family="text">
      <style:text-properties style:font-name="Times New Roman" fo:font-size="10pt" fo:font-weight="bold" officeooo:rsid="007f8cb6" style:font-size-asian="10pt" style:font-weight-asian="bold" style:font-size-complex="10pt" style:font-weight-complex="bold"/>
    </style:style>
    <style:style style:name="T44" style:family="text">
      <style:text-properties style:font-name="Times New Roman" fo:font-size="10pt" fo:font-weight="bold" officeooo:rsid="0002621a" style:font-size-asian="10pt" style:font-weight-asian="bold" style:font-size-complex="10pt" style:font-weight-complex="bold"/>
    </style:style>
    <style:style style:name="T45" style:family="text">
      <style:text-properties style:font-name="Times New Roman" fo:font-size="10pt" fo:font-weight="bold" officeooo:rsid="008361bf" style:font-size-asian="10pt" style:font-weight-asian="bold" style:font-size-complex="10pt" style:font-weight-complex="bold"/>
    </style:style>
    <style:style style:name="T46" style:family="text">
      <style:text-properties style:font-name="Times New Roman" fo:font-size="10pt" fo:font-weight="bold" officeooo:rsid="0095c684" style:font-size-asian="10pt" style:font-weight-asian="bold" style:font-size-complex="10pt" style:font-weight-complex="bold"/>
    </style:style>
    <style:style style:name="T47" style:family="text">
      <style:text-properties style:font-name="Times New Roman" fo:font-size="10pt" fo:font-weight="bold" officeooo:rsid="0098d9e7" style:font-size-asian="10pt" style:font-weight-asian="bold" style:font-size-complex="10pt" style:font-weight-complex="bold"/>
    </style:style>
    <style:style style:name="T48" style:family="text">
      <style:text-properties style:font-name="Times New Roman" fo:font-size="10pt" fo:font-weight="bold" officeooo:rsid="0092df3c" style:font-size-asian="10pt" style:font-weight-asian="bold" style:font-size-complex="10pt" style:font-weight-complex="bold"/>
    </style:style>
    <style:style style:name="T49" style:family="text">
      <style:text-properties style:font-name="Times New Roman" fo:font-size="10pt" fo:font-weight="bold" officeooo:rsid="00aef8bb" style:font-size-asian="10pt" style:font-weight-asian="bold" style:font-size-complex="10pt" style:font-weight-complex="bold"/>
    </style:style>
    <style:style style:name="T50" style:family="text">
      <style:text-properties style:font-name="Times New Roman" fo:font-size="10.5pt" fo:font-weight="normal" officeooo:rsid="00483dfd" style:font-size-asian="10.5pt" style:font-weight-asian="normal" style:font-size-complex="10.5pt" style:font-weight-complex="normal"/>
    </style:style>
    <style:style style:name="T51" style:family="text">
      <style:text-properties style:font-name="Times New Roman" fo:font-size="10.5pt" fo:font-weight="normal" officeooo:rsid="0054dc5b" style:font-size-asian="10.5pt" style:font-weight-asian="normal" style:font-size-complex="10.5pt" style:font-weight-complex="normal"/>
    </style:style>
    <style:style style:name="T52" style:family="text">
      <style:text-properties style:font-name="Times New Roman" fo:font-size="10.5pt" fo:font-weight="normal" officeooo:rsid="005ecbaa" style:font-size-asian="10.5pt" style:font-weight-asian="normal" style:font-size-complex="10.5pt" style:font-weight-complex="normal"/>
    </style:style>
    <style:style style:name="T53" style:family="text">
      <style:text-properties style:font-name="Times New Roman" fo:font-size="10.5pt" fo:font-weight="normal" officeooo:rsid="00797f48" style:font-size-asian="10.5pt" style:font-weight-asian="normal" style:font-size-complex="10.5pt" style:font-weight-complex="normal"/>
    </style:style>
    <style:style style:name="T54" style:family="text">
      <style:text-properties style:font-name="Times New Roman" fo:font-size="10.5pt" fo:font-weight="normal" officeooo:rsid="00809627" style:font-size-asian="10.5pt" style:font-weight-asian="normal" style:font-size-complex="10.5pt" style:font-weight-complex="normal"/>
    </style:style>
    <style:style style:name="T55" style:family="text">
      <style:text-properties style:font-name="Times New Roman" fo:font-weight="bold" officeooo:rsid="00630c38" style:font-weight-asian="bold" style:font-weight-complex="bold"/>
    </style:style>
    <style:style style:name="T56" style:family="text">
      <style:text-properties style:font-name="Times New Roman" fo:font-weight="bold" officeooo:rsid="0063634a" style:font-weight-asian="bold" style:font-weight-complex="bold"/>
    </style:style>
    <style:style style:name="T57" style:family="text">
      <style:text-properties style:font-name="Times New Roman" fo:font-weight="normal" officeooo:rsid="00630c38" style:font-weight-asian="normal" style:font-weight-complex="normal"/>
    </style:style>
    <style:style style:name="T58" style:family="text">
      <style:text-properties style:font-name="Times New Roman" fo:font-weight="normal" officeooo:rsid="00541572" style:font-weight-asian="normal" style:font-weight-complex="normal"/>
    </style:style>
    <style:style style:name="T59" style:family="text">
      <style:text-properties style:font-name="Times New Roman" fo:font-weight="normal" officeooo:rsid="0063634a" style:font-weight-asian="normal" style:font-weight-complex="normal"/>
    </style:style>
    <style:style style:name="T60" style:family="text">
      <style:text-properties style:font-name="Times New Roman" fo:font-weight="normal" officeooo:rsid="008d34d9" style:font-weight-asian="normal" style:font-weight-complex="normal"/>
    </style:style>
    <style:style style:name="T61" style:family="text">
      <style:text-properties officeooo:rsid="005ecbaa"/>
    </style:style>
    <style:style style:name="T62" style:family="text">
      <style:text-properties officeooo:rsid="006022ae"/>
    </style:style>
    <style:style style:name="T63" style:family="text">
      <style:text-properties officeooo:rsid="00619795"/>
    </style:style>
    <style:style style:name="T64" style:family="text">
      <style:text-properties officeooo:rsid="0063634a"/>
    </style:style>
    <style:style style:name="T65" style:family="text">
      <style:text-properties officeooo:rsid="006a88a7"/>
    </style:style>
    <style:style style:name="T66" style:family="text">
      <style:text-properties officeooo:rsid="006e52fa"/>
    </style:style>
    <style:style style:name="T67" style:family="text">
      <style:text-properties officeooo:rsid="00704bf1"/>
    </style:style>
    <style:style style:name="T68" style:family="text">
      <style:text-properties officeooo:rsid="00711d89"/>
    </style:style>
    <style:style style:name="T69" style:family="text">
      <style:text-properties officeooo:rsid="0071ae14"/>
    </style:style>
    <style:style style:name="T70" style:family="text">
      <style:text-properties officeooo:rsid="00797f48"/>
    </style:style>
    <style:style style:name="T71" style:family="text">
      <style:text-properties officeooo:rsid="007ac031"/>
    </style:style>
    <style:style style:name="T72" style:family="text">
      <style:text-properties officeooo:rsid="008bf988"/>
    </style:style>
    <style:style style:name="T73" style:family="text">
      <style:text-properties officeooo:rsid="00903748"/>
    </style:style>
    <style:style style:name="T74" style:family="text">
      <style:text-properties officeooo:rsid="0095c684"/>
    </style:style>
    <style:style style:name="T75" style:family="text">
      <style:text-properties officeooo:rsid="0098d9e7"/>
    </style:style>
    <style:style style:name="T76" style:family="text">
      <style:text-properties officeooo:rsid="009ef321"/>
    </style:style>
    <style:style style:name="T77" style:family="text">
      <style:text-properties officeooo:rsid="00a172f6"/>
    </style:style>
    <style:style style:name="T78" style:family="text">
      <style:text-properties officeooo:rsid="00a17dd0"/>
    </style:style>
    <style:style style:name="T79" style:family="text">
      <style:text-properties officeooo:rsid="006b7b6b"/>
    </style:style>
    <style:style style:name="T80" style:family="text">
      <style:text-properties officeooo:rsid="00a24173"/>
    </style:style>
    <style:style style:name="T81" style:family="text">
      <style:text-properties officeooo:rsid="00a661e9"/>
    </style:style>
    <style:style style:name="T82" style:family="text">
      <style:text-properties officeooo:rsid="009cdc17"/>
    </style:style>
    <style:style style:name="T83" style:family="text">
      <style:text-properties officeooo:rsid="00a9e0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0004" number:language="en" number:country="GB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2">MD. ARSALAN A<text:span text:style-name="T1">BID, </text:span><text:span text:style-name="T2">B. Tech.</text:span></text:p>
            <text:p text:style-name="P43"/>
            <text:p text:style-name="P4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5645314384">
                <table:table-cell table:style-name="Table2.A1" office:value-type="string">
                  <text:p text:style-name="P57"><text:span text:style-name="T53">Qrt-no. IT/82</text:span><text:span text:style-name="T50">, Pain Per,</text:span></text:p>
                </table:table-cell>
                <table:table-cell table:style-name="Table2.A1" office:value-type="string">
                  <text:p text:style-name="P45">+91-755-024-7086</text:p>
                </table:table-cell>
                <table:table-cell table:style-name="Table2.A1" office:value-type="string">
                  <text:p text:style-name="P46"><text:s text:c="14"/><text:span text:style-name="T61"><text:s text:c="20"/></text:span>arsalan.rex@gmail.com</text:p>
                </table:table-cell>
              </table:table-row>
              <table:table-row table:style-name="TableLine5645318192">
                <table:table-cell table:style-name="Table2.A2" office:value-type="string">
                  <text:p text:style-name="P58"><text:span text:style-name="T50">Gaya, </text:span><text:span text:style-name="T52">B</text:span><text:span text:style-name="T53">ihar</text:span><text:span text:style-name="T50"> </text:span><text:span text:style-name="T51">– </text:span><text:span text:style-name="T50">823001, </text:span><text:span text:style-name="T54">India</text:span></text:p>
                </table:table-cell>
                <table:table-cell table:style-name="Table2.A2" office:value-type="string">
                  <text:p text:style-name="P59"><text:s text:c="7"/></text:p>
                </table:table-cell>
                <table:table-cell table:style-name="Table2.A2" office:value-type="string">
                  <text:p text:style-name="P46">https://www.linkedin.com/in/arsalan-abid-33552b106</text:p>
                </table:table-cell>
              </table:table-row>
            </table:table>
            <text:p text:style-name="P44"/>
          </table:table-cell>
        </table:table-row>
        <table:table-row table:style-name="TableLine5106608800">
          <table:table-cell table:style-name="Table1.A2" office:value-type="string">
            <text:p text:style-name="P20"/>
          </table:table-cell>
        </table:table-row>
        <table:table-row table:style-name="TableLine5106584864">
          <table:table-cell table:style-name="Table1.A3" office:value-type="string">
            <text:p text:style-name="P47">Profile</text:p>
          </table:table-cell>
        </table:table-row>
        <table:table-row table:style-name="TableLine5106585408">
          <table:table-cell table:style-name="Table1.A4" office:value-type="float" office:value="0">
            <text:p text:style-name="P56"><text:span text:style-name="T20">I am currently working as </text:span><text:span text:style-name="T31">Software Engineer</text:span><text:span text:style-name="T28"> for Cognizant</text:span><text:span text:style-name="T27">, </text:span><text:span text:style-name="T31">with two years of experience in reverse engineering, <text:s/>remediating and redesigning JAVA applications. </text:span></text:p>
            <text:p text:style-name="P9"/>
            <text:p text:style-name="P10"><text:span text:style-name="T82">T</text:span>rained <text:span text:style-name="T72">ServiceNow</text:span> System Administrator and <text:span text:style-name="T72">ServiceNow</text:span> Application Developer <text:span text:style-name="T82">skilled in PA, PPM, APM, SAM.</text:span></text:p>
          </table:table-cell>
        </table:table-row>
        <table:table-row table:style-name="TableLine5106666512">
          <table:table-cell table:style-name="Table1.A2" office:value-type="string">
            <text:p text:style-name="P6"><text:span text:style-name="T78">Shell</text:span><text:span text:style-name="T75"> | </text:span><text:span text:style-name="T65">SQL | </text:span><text:span text:style-name="T81">JAVA | </text:span><text:span text:style-name="T80">Linux | </text:span><text:span text:style-name="T75">Big Data</text:span></text:p>
            <text:p text:style-name="P7"><text:span text:style-name="T73"><text:s/></text:span><text:span text:style-name="T72">ServiceNow </text:span><text:span text:style-name="T81">| </text:span><text:span text:style-name="T78">Developer</text:span><text:span text:style-name="T72"> </text:span><text:span text:style-name="T73">| </text:span><text:span text:style-name="T80">Administrator | </text:span><text:span text:style-name="T73">Cybersecurity</text:span></text:p>
          </table:table-cell>
        </table:table-row>
        <table:table-row table:style-name="TableLine5106666784">
          <table:table-cell table:style-name="Table1.A2" office:value-type="string">
            <text:p text:style-name="P5"/>
          </table:table-cell>
        </table:table-row>
        <table:table-row table:style-name="TableLine5106667056">
          <table:table-cell table:style-name="Table1.A3" office:value-type="string">
            <text:p text:style-name="P52">Highlights</text:p>
          </table:table-cell>
        </table:table-row>
        <table:table-row table:style-name="TableLine5106667328">
          <table:table-cell table:style-name="Table1.A2" office:value-type="string">
            <text:list xml:id="list2050870694" text:style-name="L1">
              <text:list-item>
                <text:p text:style-name="P67"><text:span text:style-name="T79">W</text:span>orking on research project “Node based Data Encryption Algorithm with Cyclic Redundancy for HADOOP Distributed File System”</text:p>
              </text:list-item>
              <text:list-item>
                <text:p text:style-name="P68">Authored a book on Amazon Web Services for server management.</text:p>
              </text:list-item>
              <text:list-item>
                <text:p text:style-name="P69">Created a lossless encryption technique on Linux using <text:span text:style-name="T81">e</text:span>xisting libraries to improve time and space complexity. Published it in an international conference under the “Multi-tier Data encryption Algorithm.”</text:p>
              </text:list-item>
            </text:list>
            <text:list xml:id="list2528666432" text:style-name="L2">
              <text:list-item>
                <text:p text:style-name="P70"><text:span text:style-name="T18">Developed an open-source </text:span><text:span text:style-name="T30">file</text:span><text:span text:style-name="T18"> management software using </text:span><text:span text:style-name="T30">shell script</text:span><text:span text:style-name="T18"> and released it under MIT license on GitHub.</text:span></text:p>
              </text:list-item>
            </text:list>
          </table:table-cell>
        </table:table-row>
        <table:table-row table:style-name="TableLine5106667600">
          <table:table-cell table:style-name="Table1.A2" office:value-type="string">
            <text:p text:style-name="P4"/>
          </table:table-cell>
        </table:table-row>
        <table:table-row table:style-name="TableLine5106667872">
          <table:table-cell table:style-name="Table1.A3" office:value-type="string">
            <text:p text:style-name="P52">Professional Experience</text:p>
          </table:table-cell>
        </table:table-row>
        <table:table-row table:style-name="TableLine5106668144">
          <table:table-cell table:style-name="Table1.A2" office:value-type="string">
            <text:p text:style-name="P66"><text:span text:style-name="T41">Cogniz</text:span><text:span text:style-name="T49">a</text:span><text:span text:style-name="T41">nt Technology Solutions <text:s text:c="24"/></text:span><text:span text:style-name="T19"><text:s text:c="63"/></text:span><text:span text:style-name="T43">January</text:span><text:span text:style-name="T42">/20</text:span><text:span text:style-name="T45">20</text:span><text:span text:style-name="T42"> to Present</text:span></text:p>
          </table:table-cell>
        </table:table-row>
        <table:table-row table:style-name="TableLine5106668416">
          <table:table-cell table:style-name="Table1.A2" office:value-type="string">
            <text:p text:style-name="P8">Cognizant is an American multinational corporation that provides IT services, including digital, technology, consulting, and operations services.</text:p>
          </table:table-cell>
        </table:table-row>
        <table:table-row table:style-name="TableLine5106668688">
          <table:table-cell table:style-name="Table1.A2" office:value-type="string">
            <text:p text:style-name="P23"><text:s text:c="8"/><text:span text:style-name="T83">Software Engineer – Dev lead, </text:span><text:span text:style-name="T12">Kolkata, WB <text:s text:c="60"/></text:span><text:span text:style-name="T83">March/2022 to Present</text:span></text:p>
          </table:table-cell>
        </table:table-row>
        <table:table-row table:style-name="TableLine5106668960">
          <table:table-cell table:style-name="Table1.A2" office:value-type="string">
            <text:p text:style-name="P24"><text:s/><text:span text:style-name="T3"><text:s text:c="16"/></text:span><text:span text:style-name="T12">Migrating, remediating and redeploying over 500 vulnerabilities across 115 legacy (JAVA) applications for Royal </text:span></text:p>
            <text:p text:style-name="P24"><text:span text:style-name="T12"><text:s text:c="17"/>Bank of Canada. </text:span><text:span text:style-name="T13">Migration of the said applications was done from SVN to GitHub.</text:span></text:p>
          </table:table-cell>
        </table:table-row>
        <table:table-row table:style-name="TableLine5106669232">
          <table:table-cell table:style-name="Table1.A2" office:value-type="string">
            <text:p text:style-name="P23"><text:s text:c="8"/><text:span text:style-name="T76">Big Data Engineer</text:span><text:span text:style-name="T74">, </text:span><text:span text:style-name="T10">Kolkata, WB <text:s text:c="80"/></text:span><text:span text:style-name="T74">February/2021 to </text:span><text:span text:style-name="T83">March/2022</text:span></text:p>
          </table:table-cell>
        </table:table-row>
        <table:table-row table:style-name="TableLine5106669504">
          <table:table-cell table:style-name="Table1.A2" office:value-type="string">
            <text:p text:style-name="P65"><text:span text:style-name="T44"><text:s text:c="18"/></text:span><text:span text:style-name="T24">Reverse engineering,</text:span><text:span text:style-name="T23"> </text:span><text:span text:style-name="T25">business rule extraction</text:span><text:span text:style-name="T23"> </text:span><text:span text:style-name="T25">and redesigning</text:span><text:span text:style-name="T23"> </text:span><text:span text:style-name="T24">of Data Torrent framework </text:span><text:span text:style-name="T29">(JAVA)</text:span><text:span text:style-name="T23"> for Royal Bank </text:span></text:p>
            <text:p text:style-name="P65"><text:span text:style-name="T23"><text:s text:c="18"/>of Canada. </text:span><text:span text:style-name="T29">Migration </text:span><text:span text:style-name="T30">and deployment </text:span><text:span text:style-name="T29">of the said project </text:span><text:span text:style-name="T32">to</text:span><text:span text:style-name="T29"> Scala with Spark SQL.</text:span></text:p>
          </table:table-cell>
        </table:table-row>
        <table:table-row table:style-name="TableLine5106664016">
          <table:table-cell table:style-name="Table1.A2" office:value-type="string">
            <text:p text:style-name="P63"><text:span text:style-name="T44"><text:s text:c="8"/></text:span><text:span text:style-name="T41">Programmer Analyst</text:span><text:span text:style-name="T21">, </text:span><text:span text:style-name="T29">CIS-Cloud-AWS Core</text:span><text:span text:style-name="T21"> </text:span><text:span text:style-name="T22">Kolkata, WB <text:s text:c="8"/></text:span><text:span text:style-name="T21"><text:s text:c="30"/></text:span><text:span text:style-name="T42">December/20</text:span><text:span text:style-name="T43">20</text:span><text:span text:style-name="T42"> to </text:span><text:span text:style-name="T46">February/2021</text:span></text:p>
          </table:table-cell>
        </table:table-row>
        <table:table-row table:style-name="TableLine5106664288">
          <table:table-cell table:style-name="Table1.A2" office:value-type="string">
            <text:p text:style-name="P22"><text:s text:c="18"/><text:span text:style-name="T9">Trained under ServiceNow Testing and Automated Test Framework.</text:span></text:p>
          </table:table-cell>
        </table:table-row>
        <table:table-row table:style-name="TableLine5106664560">
          <table:table-cell table:style-name="Table1.A2" office:value-type="string">
            <text:p text:style-name="P60"><text:span text:style-name="T44"><text:s text:c="8"/></text:span><text:span text:style-name="T41">Programmer Analyst Trainee, </text:span><text:span text:style-name="T19">Chennai, TN <text:s text:c="2"/></text:span><text:span text:style-name="T41"><text:s text:c="60"/></text:span><text:span text:style-name="T43">January</text:span><text:span text:style-name="T42">/20</text:span><text:span text:style-name="T43">20</text:span><text:span text:style-name="T42"> to </text:span><text:span text:style-name="T43">May/2020</text:span></text:p>
          </table:table-cell>
        </table:table-row>
        <table:table-row table:style-name="TableLine5106664832">
          <table:table-cell table:style-name="Table1.A2" office:value-type="string">
            <text:p text:style-name="P4"><text:s text:c="18"/>Worked and trained under Service<text:span text:style-name="T68">N</text:span>ow Team as a System Administrator and an Application Developer. </text:p>
          </table:table-cell>
        </table:table-row>
        <table:table-row table:style-name="TableLine5106665104">
          <table:table-cell table:style-name="Table1.A2" office:value-type="string">
            <text:p text:style-name="P4"><text:s text:c="18"/><text:span text:style-name="T14">Project Lead:</text:span> Automation of Task Assignment</text:p>
            <text:p text:style-name="P19">An automation application developed in ServiceNow that can distribute tasks based on constraints like experience, status and priority.</text:p>
          </table:table-cell>
        </table:table-row>
        <table:table-row table:style-name="TableLine5106612928">
          <table:table-cell table:style-name="Table1.A2" office:value-type="string">
            <text:p text:style-name="P4"/>
          </table:table-cell>
        </table:table-row>
        <table:table-row table:style-name="TableLine5106613200">
          <table:table-cell table:style-name="Table1.A3" office:value-type="string">
            <text:p text:style-name="P49"><text:span text:style-name="T67">Professional Development and </text:span>Certifications</text:p>
          </table:table-cell>
        </table:table-row>
        <table:table-row table:style-name="Table1.24"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Line5967771984">
                <table:table-cell table:style-name="Table3.A1" office:value-type="string">
                  <text:p text:style-name="P64"><text:span text:style-name="T47">Performance Analytics</text:span><text:span text:style-name="T48">, </text:span><text:span text:style-name="T26">ServiceNow</text:span></text:p>
                </table:table-cell>
                <table:table-cell table:style-name="Table3.A1" office:value-type="string">
                  <text:p text:style-name="P64"><text:span text:style-name="T47">April</text:span><text:span text:style-name="T48"> 2021</text:span></text:p>
                </table:table-cell>
              </table:table-row>
              <table:table-row table:style-name="TableLine5967775936">
                <table:table-cell table:style-name="Table3.A1" office:value-type="string">
                  <text:p text:style-name="P25">Scrum Agile Project Management, <text:span text:style-name="T3">Udemy</text:span></text:p>
                </table:table-cell>
                <table:table-cell table:style-name="Table3.A1" office:value-type="string">
                  <text:p text:style-name="P25">January 2021</text:p>
                </table:table-cell>
              </table:table-row>
              <table:table-row table:style-name="TableLine5967776656">
                <table:table-cell table:style-name="Table3.A1" office:value-type="string">
                  <text:p text:style-name="P26">Amazon Elastic Compute Cloud (EC2), <text:span text:style-name="T7">Amazon</text:span></text:p>
                </table:table-cell>
                <table:table-cell table:style-name="Table3.A1" office:value-type="string">
                  <text:p text:style-name="P27">December 2020</text:p>
                </table:table-cell>
              </table:table-row>
              <table:table-row table:style-name="TableLine5967720560">
                <table:table-cell table:style-name="Table3.A1" office:value-type="string">
                  <text:p text:style-name="P2"><text:span text:style-name="T16">Certified </text:span><text:span text:style-name="T14">Application Developer,</text:span> Service<text:span text:style-name="T66">N</text:span>ow <text:s text:c="64"/><text:span text:style-name="T14"><text:s text:c="2"/></text:span></text:p>
                </table:table-cell>
                <table:table-cell table:style-name="Table3.A1" office:value-type="string">
                  <text:p text:style-name="P28">August 2020</text:p>
                </table:table-cell>
              </table:table-row>
              <table:table-row table:style-name="TableLine5967720832">
                <table:table-cell table:style-name="Table3.A1" office:value-type="string">
                  <text:p text:style-name="P29"><text:span text:style-name="T67">Certified </text:span>System Administrator,<text:span text:style-name="T3"> ServiceNow <text:s text:c="67"/></text:span></text:p>
                </table:table-cell>
                <table:table-cell table:style-name="Table3.A1" office:value-type="string">
                  <text:p text:style-name="P28">July 2020</text:p>
                </table:table-cell>
              </table:table-row>
              <table:table-row table:style-name="TableLine5967721104">
                <table:table-cell table:style-name="Table3.A1" office:value-type="string">
                  <text:p text:style-name="P30">Microsoft Excel <text:span text:style-name="T67">Basic to </text:span>Advanced <text:span text:style-name="T69">Certification</text:span>, <text:span text:style-name="T3">Udemy <text:s/></text:span><text:span text:style-name="T6"><text:s text:c="28"/></text:span><text:span text:style-name="T3"><text:s text:c="3"/></text:span><text:span text:style-name="T6"><text:s text:c="14"/></text:span></text:p>
                </table:table-cell>
                <table:table-cell table:style-name="Table3.A1" office:value-type="string">
                  <text:p text:style-name="P31">January 2020</text:p>
                </table:table-cell>
              </table:table-row>
            </table:table>
            <text:p text:style-name="P2"/>
          </table:table-cell>
        </table:table-row>
        <text:soft-page-break/>
        <table:table-row table:style-name="TableLine5106613744">
          <table:table-cell table:style-name="Table1.A3" office:value-type="string">
            <text:p text:style-name="P48">Education</text:p>
          </table:table-cell>
        </table:table-row>
        <table:table-row table:style-name="TableLine5106614016">
          <table:table-cell table:style-name="Table1.A2" office:value-type="string">
            <text:p text:style-name="P37">National Institute of Business Management, <text:span text:style-name="T4">Chennai, 202</text:span><text:span text:style-name="T8">2</text:span></text:p>
          </table:table-cell>
        </table:table-row>
        <table:table-row table:style-name="TableLine5106658512">
          <table:table-cell table:style-name="Table1.A2" office:value-type="string">
            <text:p text:style-name="P36"><text:s text:c="8"/><text:span text:style-name="T62">MBA., </text:span><text:span text:style-name="T4">Majoring in Artificial Intelligence and Cloud Computing.</text:span></text:p>
          </table:table-cell>
        </table:table-row>
        <table:table-row table:style-name="TableLine5106658784">
          <table:table-cell table:style-name="Table1.A2" office:value-type="string">
            <text:p text:style-name="P54"><text:span text:style-name="T35"><text:s text:c="21"/></text:span><text:span text:style-name="T40">Passed with aggregate of 9 CGPA.</text:span></text:p>
          </table:table-cell>
        </table:table-row>
        <table:table-row table:style-name="TableLine5106659056">
          <table:table-cell table:style-name="Table1.A2" office:value-type="string">
            <text:p text:style-name="P33">Sathyabama Institute of Science and <text:span text:style-name="T17">Technology, </text:span><text:span text:style-name="T4">Chennai, 2020</text:span></text:p>
          </table:table-cell>
        </table:table-row>
        <table:table-row table:style-name="TableLine5106659328">
          <table:table-cell table:style-name="Table1.A2" office:value-type="string">
            <text:p text:style-name="P17"><text:s/><text:span text:style-name="T14"><text:s text:c="7"/></text:span><text:span text:style-name="T15">B.Tech., </text:span><text:span text:style-name="T62"><text:s/>Majored in Information Technology. </text:span></text:p>
          </table:table-cell>
        </table:table-row>
        <table:table-row table:style-name="TableLine5106609616">
          <table:table-cell table:style-name="Table1.A2" office:value-type="string">
            <text:p text:style-name="P34"><text:s text:c="24"/><text:span text:style-name="T4">Passed with aggregate of </text:span><text:span text:style-name="T11">8</text:span><text:span text:style-name="T4">.95 CGPA.</text:span></text:p>
          </table:table-cell>
        </table:table-row>
        <table:table-row table:style-name="TableLine5106609888">
          <table:table-cell table:style-name="Table1.A2" office:value-type="string">
            <text:p text:style-name="P21"/>
          </table:table-cell>
        </table:table-row>
        <table:table-row table:style-name="TableLine5106610160">
          <table:table-cell table:style-name="Table1.A3" office:value-type="string">
            <text:p text:style-name="P51">Publications</text:p>
          </table:table-cell>
        </table:table-row>
        <table:table-row table:style-name="TableLine5106610704">
          <table:table-cell table:style-name="Table1.A2" office:value-type="string">
            <text:p text:style-name="P35">Multi-Tier Data Encryption Algorithm</text:p>
          </table:table-cell>
        </table:table-row>
        <table:table-row table:style-name="TableLine5106610976">
          <table:table-cell table:style-name="Table1.A2" office:value-type="string">
            <text:p text:style-name="P18"><text:s/><text:span text:style-name="T14"><text:s text:c="7"/></text:span><text:span text:style-name="T62">4th International Conference on Trends in Electronics and Informatics (ICOEI 2020) - IEEE, ISBN: 978-1-7281-5517-3</text:span></text:p>
          </table:table-cell>
        </table:table-row>
        <table:table-row table:style-name="TableLine5106611248">
          <table:table-cell table:style-name="Table1.A2" office:value-type="string">
            <text:p text:style-name="P3">The algorithm(implemented using POSIX) performs encryption and decryption of data using pre-existing libraries(TAR, a utility from GNU project, OpenSSL, a toolkit containing the implementations of SSL and TLS protocols, Advanced encryption Standard, AES-256-CBC and other open source libraries) to improve space complexity.</text:p>
          </table:table-cell>
        </table:table-row>
        <table:table-row table:style-name="TableLine5106611520">
          <table:table-cell table:style-name="Table1.A2" office:value-type="string">
            <text:p text:style-name="P21"/>
          </table:table-cell>
        </table:table-row>
        <table:table-row table:style-name="Table1.38">
          <table:table-cell table:style-name="Table1.A3" office:value-type="string">
            <text:p text:style-name="P50">Extra<text:span text:style-name="T63">c</text:span>urricular <text:span text:style-name="T63">and Volunteer A</text:span>ctivities<text:span text:style-name="T63"> </text:span></text:p>
          </table:table-cell>
        </table:table-row>
        <table:table-row table:style-name="Table1.38">
          <table:table-cell table:style-name="Table1.A2" office:value-type="string">
            <text:p text:style-name="P53"><text:span text:style-name="T33">Amcat</text:span><text:span text:style-name="T34">,</text:span><text:span text:style-name="T36"> Online platform</text:span></text:p>
          </table:table-cell>
        </table:table-row>
        <table:table-row table:style-name="Table1.38">
          <table:table-cell table:style-name="Table1.A2" office:value-type="string">
            <text:p text:style-name="P38">AMCA<text:span text:style-name="T71">T </text:span>is the world’s most widely-used employability test for job matching. <text:s/></text:p>
          </table:table-cell>
        </table:table-row>
        <table:table-row table:style-name="Table1.38">
          <table:table-cell table:style-name="Table1.A2" office:value-type="string">
            <text:p text:style-name="P55"><text:span text:style-name="T36"><text:s text:c="8"/>Student Partner – Served as liaison </text:span><text:span text:style-name="T37">for </text:span><text:span text:style-name="T38">Amcat</text:span><text:span text:style-name="T37">, providing more than </text:span><text:span text:style-name="T38">100</text:span><text:span text:style-name="T37"> students </text:span><text:span text:style-name="T39">opportunities</text:span><text:span text:style-name="T37"> to get into internships and </text:span></text:p>
            <text:p text:style-name="P55"><text:span text:style-name="T37"><text:s text:c="37"/></text:span><text:span text:style-name="T39">jobs during </text:span><text:span text:style-name="T37">my final year.</text:span></text:p>
          </table:table-cell>
        </table:table-row>
        <table:table-row table:style-name="Table1.38">
          <table:table-cell table:style-name="Table1.A2" office:value-type="string">
            <text:p text:style-name="P61"><text:span text:style-name="T55">G</text:span><text:span text:style-name="T56">overnment</text:span><text:span text:style-name="T55"> Blockchain Association, </text:span><text:span text:style-name="T57">Fairfax, Virginia</text:span></text:p>
          </table:table-cell>
        </table:table-row>
        <table:table-row table:style-name="Table1.38">
          <table:table-cell table:style-name="Table1.A2" office:value-type="string">
            <text:p text:style-name="P62"><text:span text:style-name="T58">An international </text:span><text:span text:style-name="T59">non-profit</text:span><text:span text:style-name="T58"> association helping </text:span><text:span text:style-name="T59">promote and implement blockchain technology solutions to </text:span><text:span text:style-name="T60">the </text:span><text:span text:style-name="T59">government</text:span><text:span text:style-name="T58">.</text:span></text:p>
          </table:table-cell>
        </table:table-row>
        <table:table-row table:style-name="Table1.38">
          <table:table-cell table:style-name="Table1.A2" office:value-type="string">
            <text:p text:style-name="P11"><text:s text:c="8"/>Campus Ambassador and Event Organizer – <text:span text:style-name="T70">Organised events and led groups of over 250 students on behalf of the </text:span></text:p>
            <text:p text:style-name="P14"><text:s text:c="80"/>Association.</text:p>
          </table:table-cell>
        </table:table-row>
        <table:table-row table:style-name="Table1.38">
          <table:table-cell table:style-name="Table1.A2" office:value-type="string">
            <text:p text:style-name="P12"><text:span text:style-name="T14">Innovation Club,</text:span> <text:span text:style-name="T64">Sathyabama University, Chennai</text:span></text:p>
          </table:table-cell>
        </table:table-row>
        <table:table-row table:style-name="Table1.38">
          <table:table-cell table:style-name="Table1.A2" office:value-type="string">
            <text:p text:style-name="P15">A collaboration of various schools of engineering to bring new innovations to the table.</text:p>
          </table:table-cell>
        </table:table-row>
        <table:table-row table:style-name="Table1.38">
          <table:table-cell table:style-name="Table1.A2" office:value-type="string">
            <text:p text:style-name="P13"><text:s text:c="8"/>Lead Programmer – Served as lead programmer designing, implementing, and adapting the software required in over 18 <text:line-break/> <text:s text:c="40"/>projects.</text:p>
          </table:table-cell>
        </table:table-row>
        <table:table-row table:style-name="Table1.38">
          <table:table-cell table:style-name="Table1.A2" office:value-type="string">
            <text:p text:style-name="P32">7Cups, <text:span text:style-name="T5">Online platform</text:span></text:p>
          </table:table-cell>
        </table:table-row>
        <table:table-row table:style-name="Table1.38">
          <table:table-cell table:style-name="Table1.A2" office:value-type="string">
            <text:p text:style-name="P16">7 Cups is an on-demand health service and online therapy provider, <text:span text:style-name="T65">based in Palo Alto, CA</text:span>.</text:p>
          </table:table-cell>
        </table:table-row>
        <table:table-row table:style-name="TableLine5106621328">
          <table:table-cell table:style-name="Table1.A2" office:value-type="string">
            <text:p text:style-name="P39"><text:s text:c="8"/><text:span text:style-name="T77">Counsellor</text:span><text:span text:style-name="T65"> – Five starred, Advanced 6 level therapist. Helped and guided over 850 veterans, professionals, and students <text:line-break/> <text:s text:c="28"/>through PTSD, depression, and anxiety.</text:span></text:p>
          </table:table-cell>
        </table:table-row>
        <table:table-row table:style-name="TableLine5106621600">
          <table:table-cell table:style-name="Table1.A2" office:value-type="string">
            <text:p text:style-name="P40"/>
          </table:table-cell>
        </table:table-row>
        <table:table-row table:style-name="TableLine5106616336">
          <table:table-cell table:style-name="Table1.A52" office:value-type="string">
            <text:p text:style-name="P4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0pt" officeooo:rsid="002c8516" officeooo:paragraph-rsid="002c851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06pt solid #000000" fo:padding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0T06:51:44.205354693</meta:creation-date>
    <dc:date>2022-09-07T20:08:57.954140013</dc:date>
    <meta:editing-duration>PT17H21M42S</meta:editing-duration>
    <meta:editing-cycles>83</meta:editing-cycles>
    <meta:generator>LibreOffice/7.3.5.2$MacOSX_AARCH64 LibreOffice_project/184fe81b8c8c30d8b5082578aee2fed2ea847c01</meta:generator>
    <meta:document-statistic meta:table-count="3" meta:image-count="0" meta:object-count="0" meta:page-count="2" meta:paragraph-count="72" meta:word-count="613" meta:character-count="5504" meta:non-whitespace-character-count="3951"/>
  </office:meta>
</office:document-meta>
</file>